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Arrow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stroke="dash" draw:stroke-dash="Ultrafine_20_Dashed" svg:stroke-width="0.03cm" draw:marker-start-width="0.245cm" draw:marker-end="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2cm" svg:stroke-color="#000000" draw:marker-start-width="0.23cm" draw:marker-end="Arrow" draw:marker-end-width="0.12cm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="Arrow" draw:marker-start-width="0.12cm" draw:marker-end="" draw:marker-end-width="0.23cm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63cm"/>
    </style:style>
    <style:style style:name="gr8" style:family="graphic" style:parent-style-name="objectwithoutfill">
      <style:graphic-properties svg:stroke-width="0.03cm" draw:marker-start-width="0.245cm" draw:marker-end="Arrow" draw:marker-end-width="0.12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5cm" svg:x2="9.09cm" svg:y2="5cm">
          <text:p/>
        </draw:line>
        <draw:line draw:style-name="gr1" draw:text-style-name="P1" draw:layer="layout" svg:x1="4cm" svg:y1="5cm" svg:x2="4cm" svg:y2="0.454cm">
          <text:p/>
        </draw:line>
        <draw:frame draw:style-name="gr2" draw:layer="layout" svg:width="0.519cm" svg:height="0.627cm" svg:x="1.571cm" svg:y="7.54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53cm" svg:height="0.627cm" svg:x="8.537cm" svg:y="5.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93cm" svg:height="0.627cm" svg:x="3.325cm" svg:y="0.27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4cm" svg:y1="5cm" svg:x2="1cm" svg:y2="8cm">
          <text:p/>
        </draw:line>
        <draw:line draw:style-name="gr3" draw:text-style-name="P1" draw:layer="layout" svg:x1="6cm" svg:y1="7cm" svg:x2="6cm" svg:y2="4.454cm">
          <text:p/>
        </draw:line>
        <draw:line draw:style-name="gr1" draw:text-style-name="P1" draw:layer="layout" svg:x1="3.985cm" svg:y1="5cm" svg:x2="7cm" svg:y2="2cm">
          <text:p/>
        </draw:line>
        <draw:line draw:style-name="gr3" draw:text-style-name="P1" draw:layer="layout" svg:x1="6cm" svg:y1="7cm" svg:x2="4cm" svg:y2="5cm">
          <text:p/>
        </draw:line>
        <draw:line draw:style-name="gr3" draw:text-style-name="P1" draw:layer="layout" svg:x1="6cm" svg:y1="7cm" svg:x2="2cm" svg:y2="7cm">
          <text:p/>
        </draw:line>
        <draw:line draw:style-name="gr1" draw:text-style-name="P1" draw:layer="layout" svg:x1="6cm" svg:y1="3cm" svg:x2="5.181cm" svg:y2="2.636cm">
          <text:p/>
        </draw:line>
        <draw:line draw:style-name="gr1" draw:text-style-name="P1" draw:layer="layout" svg:x1="6cm" svg:y1="3cm" svg:x2="5.636cm" svg:y2="3.727cm">
          <text:p/>
        </draw:line>
        <draw:frame draw:style-name="gr2" draw:layer="layout" svg:width="1.748cm" svg:height="0.706cm" svg:x="7cm" svg:y="1.7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036cm" svg:height="0.706cm" svg:x="5.181cm" svg:y="2.0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ellipse draw:style-name="gr4" draw:text-style-name="P1" draw:layer="layout" svg:width="1.636cm" svg:height="1.091cm" svg:x="5.604cm" svg:y="2.552cm" draw:kind="arc" draw:start-angle="151.99" draw:end-angle="217.93">
          <text:p/>
        </draw:ellipse>
        <draw:frame draw:style-name="gr2" draw:layer="layout" svg:width="0.696cm" svg:height="0.481cm" svg:x="4.818cm" svg:y="3.0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45cm" svg:height="0.417cm" svg:x="3.576cm" svg:y="5.7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77cm" svg:height="0.438cm" svg:x="4.09cm" svg:y="3.5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ellipse draw:style-name="gr4" draw:text-style-name="P1" draw:layer="layout" svg:width="1.908cm" svg:height="1.294cm" svg:x="3.039cm" svg:y="4.041cm" draw:kind="arc" draw:start-angle="39.26" draw:end-angle="89.6">
          <text:p/>
        </draw:ellipse>
        <draw:ellipse draw:style-name="gr5" draw:text-style-name="P1" draw:layer="layout" svg:width="1.42cm" svg:height="0.84cm" svg:x="3.31cm" svg:y="4.825cm" draw:kind="arc" draw:start-angle="223.67" draw:end-angle="312.08">
          <text:p/>
        </draw:ellipse>
        <draw:frame draw:style-name="gr2" draw:layer="layout" svg:width="1.227cm" svg:height="0.627cm" svg:x="4.954cm" svg:y="3.90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" draw:text-style-name="P1" draw:layer="layout" svg:x1="6cm" svg:y1="3.909cm" svg:x2="6cm" svg:y2="3cm">
          <text:p/>
        </draw:line>
        <draw:line draw:style-name="gr6" draw:text-style-name="P1" draw:layer="layout" svg:x1="4.545cm" svg:y1="3.272cm" svg:x2="6.545cm" svg:y2="4.181cm">
          <text:p/>
        </draw:line>
        <draw:line draw:style-name="gr6" draw:text-style-name="P1" draw:layer="layout" svg:x1="5.909cm" svg:y1="2.363cm" svg:x2="7.272cm" svg:y2="2.999cm">
          <text:p/>
        </draw:line>
        <draw:line draw:style-name="gr6" draw:text-style-name="P1" draw:layer="layout" svg:x1="7.272cm" svg:y1="3.001cm" svg:x2="6.545cm" svg:y2="4.181cm">
          <text:p/>
        </draw:line>
        <draw:line draw:style-name="gr6" draw:text-style-name="P1" draw:layer="layout" svg:x1="5.272cm" svg:y1="2.092cm" svg:x2="4.545cm" svg:y2="3.272cm">
          <text:p/>
        </draw:line>
        <draw:frame draw:style-name="gr7" draw:text-style-name="P2" draw:layer="layout" svg:width="2.272cm" svg:height="1.613cm" svg:x="7.637cm" svg:y="3.09cm">
          <draw:text-box>
            <text:p text:style-name="P2"><text:span text:style-name="T1">Constant phase plane</text:span></text:p>
          </draw:text-box>
        </draw:frame>
        <draw:line draw:style-name="gr8" draw:text-style-name="P1" draw:layer="layout" svg:x1="7.727cm" svg:y1="3.909cm" svg:x2="6.909cm" svg:y2="3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2T14:23:50</meta:creation-date>
    <dc:date>2013-04-26T13:14:33</dc:date>
    <meta:editing-duration>PT8M50S</meta:editing-duration>
    <meta:editing-cycles>5</meta:editing-cycles>
    <meta:generator>LibreOffice/3.5$Linux_X86_64 LibreOffice_project/350m1$Build-2</meta:generator>
    <meta:document-statistic meta:object-count="28"/>
  </office:meta>
</office:document-meta>
</file>

<file path=Object 1/content.xml><?xml version="1.0" encoding="utf-8"?>
<math xmlns="http://www.w3.org/1998/Math/MathML">
  <semantics>
    <mrow>
      <mrow>
        <mstyle mathvariant="bold">
          <mrow>
            <msup>
              <mrow>
                <mover accent="true">
                  <mtext>k</mtext>
                  <mo stretchy="false">̂</mo>
                </mover>
              </mrow>
              <mtext>inc</mtext>
            </msup>
          </mrow>
        </mstyle>
        <mo stretchy="false">=</mo>
        <mstyle mathvariant="bold">
          <mrow>
            <mrow>
              <mover accent="true">
                <mtext>r</mtext>
                <mo stretchy="false">̂</mo>
              </mover>
            </mrow>
          </mrow>
        </mstyle>
      </mrow>
    </mrow>
    <annotation encoding="StarMath 5.0">bold{hat"k"}^"inc" = bold{hat"r"}</annotation>
  </semantics>
</math>
</file>

<file path=Object 15/content.xml><?xml version="1.0" encoding="utf-8"?>
<math xmlns="http://www.w3.org/1998/Math/MathML">
  <semantics>
    <mrow>
      <mi>z</mi>
    </mrow>
    <annotation encoding="StarMath 5.0">z</annotation>
  </semantics>
</math>
</file>

<file path=Object 2/content.xml><?xml version="1.0" encoding="utf-8"?>
<math xmlns="http://www.w3.org/1998/Math/MathML">
  <semantics>
    <mrow>
      <mstyle mathvariant="bold">
        <mrow>
          <msup>
            <mrow>
              <mtext>E</mtext>
            </mrow>
            <mtext>inc</mtext>
          </msup>
        </mrow>
      </mstyle>
    </mrow>
    <annotation encoding="StarMath 5.0">bold{"E"}^"inc"</annotation>
  </semantics>
</math>
</file>

<file path=Object 3/content.xml><?xml version="1.0" encoding="utf-8"?>
<math xmlns="http://www.w3.org/1998/Math/MathML">
  <semantics>
    <mrow>
      <mo stretchy="false">ψ</mo>
      <mtext/>
    </mrow>
    <annotation encoding="StarMath 5.0">%psi%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i>y</mi>
    </mrow>
    <annotation encoding="StarMath 5.0">y</annotation>
  </semantics>
</math>
</file>

<file path=Object 6/content.xml><?xml version="1.0" encoding="utf-8"?>
<math xmlns="http://www.w3.org/1998/Math/MathML">
  <semantics>
    <mrow>
      <mo stretchy="false">ϕ</mo>
      <mtext/>
    </mrow>
    <annotation encoding="StarMath 5.0">%phi%</annotation>
  </semantics>
</math>
</file>

<file path=Object 7/content.xml><?xml version="1.0" encoding="utf-8"?>
<math xmlns="http://www.w3.org/1998/Math/MathML">
  <semantics>
    <mrow>
      <mo stretchy="false">θ</mo>
      <mtext/>
    </mrow>
    <annotation encoding="StarMath 5.0">%theta%</annotation>
  </semantics>
</math>
</file>

<file path=Object 8/content.xml><?xml version="1.0" encoding="utf-8"?>
<math xmlns="http://www.w3.org/1998/Math/MathML">
  <semantics>
    <mrow>
      <mrow>
        <mstyle mathvariant="bold">
          <mrow>
            <mrow>
              <mover accent="true">
                <mtext>r</mtext>
                <mo stretchy="false">̂</mo>
              </mover>
            </mrow>
          </mrow>
        </mstyle>
        <mo stretchy="false">×</mo>
        <mstyle mathvariant="bold">
          <mrow>
            <mrow>
              <mover accent="true">
                <mtext>z</mtext>
                <mo stretchy="false">̂</mo>
              </mover>
            </mrow>
          </mrow>
        </mstyle>
      </mrow>
    </mrow>
    <annotation encoding="StarMath 5.0">bold{hat"r"} times bold{hat"z"}</annotation>
  </semantics>
</math>
</file>